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963cm"/>
    </style:style>
    <style:style style:name="gr2" style:family="graphic" style:parent-style-name="standard">
      <style:graphic-properties draw:stroke="none" draw:fill="none" fo:min-height="0.523cm"/>
    </style:style>
    <style:style style:name="P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.051cm" svg:height="2.213cm" svg:x="2.143cm" svg:y="1.635cm">
          <draw:text-box>
            <text:p text:style-name="P1">接口</text:p>
            <text:p text:style-name="P2"/>
          </draw:text-box>
        </draw:frame>
        <draw:frame draw:style-name="gr2" draw:text-style-name="P4" draw:layer="layout" svg:width="2.962cm" svg:height="0.773cm" svg:x="2.524cm" svg:y="3.656cm">
          <draw:text-box>
            <text:p text:style-name="P2">底层的实现原理</text:p>
          </draw:text-box>
        </draw:frame>
        <draw:frame draw:style-name="gr2" draw:text-style-name="P4" draw:layer="layout" svg:width="4.016cm" svg:height="0.773cm" svg:x="6.08cm" svg:y="3.667cm">
          <draw:text-box>
            <text:p text:style-name="P2">高性能服务的最大阻碍</text:p>
          </draw:text-box>
        </draw:frame>
        <draw:frame draw:style-name="gr2" draw:text-style-name="P4" draw:layer="layout" svg:width="6.124cm" svg:height="0.773cm" svg:x="2.115cm" svg:y="5.191cm">
          <draw:text-box>
            <text:p text:style-name="P2">接口的本质就是引入一个新的中间层</text:p>
          </draw:text-box>
        </draw:frame>
        <draw:frame draw:style-name="gr2" draw:text-style-name="P4" draw:layer="layout" svg:width="4.016cm" svg:height="0.773cm" svg:x="3.207cm" svg:y="6.323cm">
          <draw:text-box>
            <text:p text:style-name="P2">定义了一组方法的签名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10:44:56.598628858</meta:creation-date>
    <dc:date>2020-10-22T11:28:05.745380695</dc:date>
    <meta:editing-duration>P1DT32M58S</meta:editing-duration>
    <meta:editing-cycles>3</meta:editing-cycles>
    <meta:generator>LibreOffice/6.0.7.3$Linux_X86_64 LibreOffice_project/00m0$Build-3</meta:generator>
    <meta:document-statistic meta:object-count="5"/>
  </office:meta>
</office:document-meta>
</file>